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AnnotationBeanPostProcessorTests.testSerializationWithManual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InjectionBean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njectionBean.destroy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edInitDestroy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AnnotationBeanPostProcessorTests.testPostConstructAndPreDestroyWith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onAnnotationBeanPostProcessorTests.testResourceInjectionWithProto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xtendedEjb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BeanPostProcessor.requiresDestructio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Public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njectionBean.setTestBean2( TestBean testBean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AnnotationBeanPostProcessorTests.testLazyResolutionWithResourc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monAnnotationBeanPostProcessorTests.testExtendedResourceInjectionWithOverri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CommonAnnotationBeanPostProcessorTests.setTestBean7( INestedTestBean testBean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njectionBean.init2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zyResourceCglibInjectionBean.setTestBean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Ejb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ResourceMethodInjectionBean.setTestBean( I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EjbInjectionBean.init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AnnotationBeanPostProcessorTests.destro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EjbInjectionBean.setTestBean6( INestedTestBean testBean6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AnnotationBeanPostProcessorTests.ini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PublicResourceInjectionBean.setTestBean4( B testBean4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EjbInjectionBean.setTestBean4( ITestBean testBean4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InjectionBean.get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PublicResourceInjectionBean.getTestBean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nnotationBeanPostProcessorTests.testExtended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ommonAnnotationBeanPostProcessorTests.testResourceInjectionWithResolvableDependenc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xtendedEjb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nnotationBeanPostProcessorTests.testExtendedEjb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mmonAnnotationBeanPostProcessorTests.testResourceInjectionFromJnd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monAnnotationBeanPostProcessorTests.testResourceInjectionWithDefaul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onAnnotationBeanPostProcessorTests.testLazyResolutionWithResour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monAnnotationBeanPostProcessorTests.testPostConstructAndPreDestroyWithApplicationContextAnd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monAnnotationBeanPostProcessorTests.testPostConstructAndPreDestroyWithManual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monAnnotationBeanPostProcessorTests.testResourceInjectionWithTwo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monAnnotationBeanPostProcessorTests.testPostProcessorWithNull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nPublicResourceInjectionBean.getTestBean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BeanPostProcessor.postProcessBeforeInitializ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AnnotationBeanPostProcessorTests.testPostConstructAndPre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onAnnotationBeanPostProcessorTests.test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monAnnotationBeanPostProcessorTests.test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ethodResourceInjectionBean.increase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nnotationBeanPostProcessorTests.testLazyResolutionWith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itDestroyBeanPostProcessor.postProcessBeforeDestruc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ndedEjbInjectionBean.destro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Public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PublicResourceInjectionBean.destro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Public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BeanPostProcessor.postProcessAfterInitializ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nPublicResourceInjectionBean.init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InjectionBean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nPublicResourceInjectionBean.setTestBean6( INestedTestBean testBean6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llFactor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InitDestroyBean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